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ebf3"/>
    </style:style>
    <style:style style:name="P2" style:family="paragraph" style:parent-style-name="Standard">
      <style:text-properties officeooo:rsid="000febf3" officeooo:paragraph-rsid="000febf3"/>
    </style:style>
    <style:style style:name="P3" style:family="paragraph" style:parent-style-name="Standard">
      <style:text-properties officeooo:rsid="001052aa" officeooo:paragraph-rsid="001052aa"/>
    </style:style>
    <style:style style:name="P4" style:family="paragraph" style:parent-style-name="Standard" style:list-style-name="L1">
      <style:text-properties officeooo:rsid="001052aa" officeooo:paragraph-rsid="001052aa"/>
    </style:style>
    <style:style style:name="P5" style:family="paragraph" style:parent-style-name="Standard" style:list-style-name="L3">
      <style:text-properties officeooo:rsid="001052aa" officeooo:paragraph-rsid="001052aa"/>
    </style:style>
    <style:style style:name="T1" style:family="text">
      <style:text-properties officeooo:rsid="001052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ymagania bazy </text:p>
      <text:p text:style-name="P1"/>
      <text:p text:style-name="P2"><text:span text:style-name="T1">Aplikacja </text:span>przechowuje informacje o ankietach tworzonych prez użytkowników. Pozwala na mierzenie czasu stworzenia ankiety, <text:span text:style-name="T1">czasu wypełnienia ankiety. Przechowuje odpowiedzi użytkowników. Użytkownicy są zapisani w bazie. </text:span></text:p>
      <text:p text:style-name="P2"/>
      <text:p text:style-name="P3">Ankieta</text:p>
      <text:list xml:id="list5775198836243720589" text:style-name="L1">
        <text:list-item>
          <text:p text:style-name="P4">zawiera dowolną liczbę pytań</text:p>
        </text:list-item>
        <text:list-item>
          <text:p text:style-name="P4">czas utworzenia jest mierzony</text:p>
        </text:list-item>
        <text:list-item>
          <text:p text:style-name="P4">czas odpowiedzi jest mierzony</text:p>
        </text:list-item>
      </text:list>
      <text:p text:style-name="P3">Pytania</text:p>
      <text:list xml:id="list4889454194442771590" text:style-name="L3">
        <text:list-item>
          <text:p text:style-name="P5">typu radiobutton I textbox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1T12:48:35.255247840</meta:creation-date>
    <dc:date>2015-06-21T14:48:03.540635818</dc:date>
    <meta:editing-duration>PT1H14M4S</meta:editing-duration>
    <meta:editing-cycles>1</meta:editing-cycles>
    <meta:document-statistic meta:table-count="0" meta:image-count="0" meta:object-count="0" meta:page-count="1" meta:paragraph-count="9" meta:word-count="50" meta:character-count="365" meta:non-whitespace-character-count="326"/>
    <meta:generator>LibreOffice/4.2.8.2$Linux_X86_64 LibreOffice_project/420m0$Build-2</meta:generator>
  </office:meta>
</office:document-meta>
</file>